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80888" officeooo:paragraph-rsid="001808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0888" officeooo:paragraph-rsid="0018088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80888" officeooo:paragraph-rsid="00180888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eek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2:55:01.684152417</meta:creation-date>
    <meta:generator>LibreOffice/6.4.7.2$Linux_X86_64 LibreOffice_project/40$Build-2</meta:generator>
    <dc:date>2021-06-20T13:43:15.525319321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</office:meta>
</office:document-meta>
</file>